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2.7cm"/>
    </style:style>
    <style:style style:name="gr2" style:family="graphic" style:parent-style-name="objectwithoutfill">
      <style:graphic-properties draw:marker-start="Square" draw:marker-end="Circle" draw:marker-end-width="0.3cm" draw:fill="none" draw:textarea-vertical-align="botto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9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ed1c24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66b3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18cm" svg:stroke-color="#000000" draw:marker-start="Square" draw:marker-start-width="0.227cm" draw:marker-end="Circle" draw:marker-end-width="0.327cm" draw:fill="none" draw:textarea-vertical-align="botto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2cm" svg:height="2.6cm" svg:x="1.3cm" svg:y="1.3cm">
          <text:p text:style-name="P1">Source</text:p>
          <text:p text:style-name="P1"><text:span text:style-name="T1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2.6cm" svg:x="9cm" svg:y="1.3cm">
          <text:p text:style-name="P1">Target</text:p>
          <text:p text:style-name="P1"><text:span text:style-name="T1">Reducer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.6cm" svg:x2="9cm" svg:y2="2.6cm" draw:start-shape="id1" draw:start-glue-point="1" draw:end-shape="id2" draw:end-glue-point="3" svg:d="M4500 2600h4500" svg:viewBox="0 0 4501 1">
          <text:p/>
        </draw:connector>
        <draw:custom-shape draw:style-name="gr3" draw:text-style-name="P2" xml:id="id3" draw:id="id3" draw:layer="layout" svg:width="3.2cm" svg:height="1.2cm" svg:x="1.3cm" svg:y="5.9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1.2cm" svg:x="9cm" svg:y="6.8cm">
          <text:p text:style-name="P1">Targe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6.5cm" svg:x2="9cm" svg:y2="7.4cm" draw:start-shape="id3" draw:start-glue-point="1" draw:end-shape="id4" draw:end-glue-point="3" svg:d="M4500 6500c3375 0 1125 900 4500 900" svg:viewBox="0 0 4501 901">
          <text:p/>
        </draw:connector>
        <draw:custom-shape draw:style-name="gr3" draw:text-style-name="P2" xml:id="id5" draw:id="id5" draw:layer="layout" svg:width="3.2cm" svg:height="1.2cm" svg:x="1.3cm" svg:y="7.7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8.3cm" svg:x2="9cm" svg:y2="7.4cm" draw:start-shape="id5" draw:start-glue-point="1" draw:end-shape="id4" draw:end-glue-point="3" svg:d="M4500 8300c3375 0 1125-900 4500-900" svg:viewBox="0 0 4501 901">
          <text:p/>
        </draw:connector>
        <draw:custom-shape draw:style-name="gr3" draw:text-style-name="P2" xml:id="id6" draw:id="id6" draw:layer="layout" svg:width="3.2cm" svg:height="1.2cm" svg:x="1.3cm" svg:y="10.3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cm" svg:height="1.2cm" svg:x="9cm" svg:y="1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0.9cm" svg:x2="9cm" svg:y2="10.9cm" draw:start-shape="id6" draw:start-glue-point="1" draw:end-shape="id7" draw:end-glue-point="3" svg:d="M4500 10900h4500" svg:viewBox="0 0 4501 1">
          <text:p/>
        </draw:connector>
        <draw:connector draw:style-name="gr2" draw:text-style-name="P3" draw:layer="layout" draw:type="curve" svg:x1="4.5cm" svg:y1="10.9cm" svg:x2="9cm" svg:y2="12.6cm" draw:start-shape="id6" draw:start-glue-point="1" draw:end-shape="id8" draw:end-glue-point="3" svg:d="M4500 10900c3375 0 1125 1700 4500 1700" svg:viewBox="0 0 4501 1701">
          <text:p/>
        </draw:connector>
        <draw:custom-shape draw:style-name="gr3" draw:text-style-name="P2" xml:id="id8" draw:id="id8" draw:layer="layout" svg:width="3.2cm" svg:height="1.2cm" svg:x="9cm" svg:y="1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2cm" svg:height="1.2cm" svg:x="1.3cm" svg:y="14.2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2cm" svg:height="1.2cm" svg:x="6.3cm" svg:y="14.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4.8cm" svg:x2="6.3cm" svg:y2="14.8cm" draw:start-shape="id9" draw:start-glue-point="1" draw:end-shape="id10" draw:end-glue-point="3" svg:d="M4500 14800h1800" svg:viewBox="0 0 1801 1">
          <text:p/>
        </draw:connector>
        <draw:connector draw:style-name="gr2" draw:text-style-name="P3" draw:layer="layout" draw:type="curve" svg:x1="9.5cm" svg:y1="14.8cm" svg:x2="11.1cm" svg:y2="14.8cm" draw:start-shape="id10" draw:start-glue-point="1" draw:end-shape="id11" draw:end-glue-point="3" svg:d="M9500 14800h1600" svg:viewBox="0 0 1601 1">
          <text:p/>
        </draw:connector>
        <draw:custom-shape draw:style-name="gr3" draw:text-style-name="P2" xml:id="id11" draw:id="id11" draw:layer="layout" svg:width="3.2cm" svg:height="1.2cm" svg:x="11.1cm" svg:y="14.2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04cm" svg:height="0.962cm" svg:x="-6.704cm" svg:y="6.9cm">
          <draw:text-box>
            <text:p>Simple-Multi-Source</text:p>
          </draw:text-box>
        </draw:frame>
        <draw:frame draw:style-name="gr5" draw:text-style-name="P4" draw:layer="layout" svg:width="6.31cm" svg:height="0.962cm" svg:x="-6.7cm" svg:y="10.938cm">
          <draw:text-box>
            <text:p>Simple-Multi-Target1</text:p>
          </draw:text-box>
        </draw:frame>
        <draw:frame draw:style-name="gr6" draw:text-style-name="P4" draw:layer="layout" svg:width="2.437cm" svg:height="0.962cm" svg:x="-6.9cm" svg:y="2.038cm">
          <draw:text-box>
            <text:p>Simple</text:p>
          </draw:text-box>
        </draw:frame>
        <draw:frame draw:style-name="gr5" draw:text-style-name="P4" draw:layer="layout" svg:width="6.31cm" svg:height="0.962cm" svg:x="-6.81cm" svg:y="14.338cm">
          <draw:text-box>
            <text:p>Simple-Multi-Target2</text:p>
          </draw:text-box>
        </draw:frame>
        <draw:custom-shape draw:style-name="gr3" draw:text-style-name="P2" xml:id="id12" draw:id="id12" draw:layer="layout" svg:width="3.2cm" svg:height="1.2cm" svg:x="1.3cm" svg:y="16.6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2cm" svg:height="1.2cm" svg:x="9cm" svg:y="16.6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7.2cm" svg:x2="9cm" svg:y2="17.2cm" draw:start-shape="id12" draw:start-glue-point="1" draw:end-shape="id13" draw:end-glue-point="3" svg:d="M4500 17200h4500" svg:viewBox="0 0 4501 1">
          <text:p/>
        </draw:connector>
        <draw:connector draw:style-name="gr2" draw:text-style-name="P3" draw:layer="layout" draw:type="curve" svg:x1="4.5cm" svg:y1="17.2cm" svg:x2="9cm" svg:y2="18.9cm" draw:start-shape="id12" draw:start-glue-point="1" draw:end-shape="id14" draw:end-glue-point="3" svg:d="M4500 17200c3355 0 1106 1700 4500 1700" svg:viewBox="0 0 4501 1701">
          <text:p/>
        </draw:connector>
        <draw:custom-shape draw:style-name="gr7" draw:text-style-name="P2" xml:id="id14" draw:id="id14" draw:layer="layout" svg:width="3.2cm" svg:height="1.2cm" svg:x="9cm" svg:y="18.3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556cm" svg:height="0.962cm" svg:x="-6.91cm" svg:y="16.938cm">
          <draw:text-box>
            <text:p>Problem-New-Source</text:p>
          </draw:text-box>
        </draw:frame>
        <draw:custom-shape draw:style-name="gr9" draw:text-style-name="P2" xml:id="id15" draw:id="id15" draw:layer="layout" svg:width="3.2cm" svg:height="1.2cm" svg:x="1.3cm" svg:y="18.3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5cm" svg:y1="18.9cm" svg:x2="9cm" svg:y2="18.9cm" draw:start-shape="id15" draw:end-shape="id14" draw:end-glue-point="3" svg:d="M4500 18900h4500" svg:viewBox="0 0 4501 1">
          <text:p/>
        </draw:connector>
        <draw:connector draw:style-name="gr11" draw:text-style-name="P3" draw:layer="layout" draw:type="curve" svg:x1="4.5cm" svg:y1="18.9cm" svg:x2="9cm" svg:y2="17.2cm" draw:start-shape="id15" draw:end-shape="id13" draw:end-glue-point="3" svg:d="M4500 18900c3394 0 1145-1700 4500-1700" svg:viewBox="0 0 4501 1701">
          <text:p/>
        </draw:connector>
        <draw:frame draw:style-name="gr5" draw:text-style-name="P4" draw:layer="layout" svg:width="6.31cm" svg:height="0.962cm" svg:x="-7.056cm" svg:y="20.838cm">
          <draw:text-box>
            <text:p>Problem-New-Target</text:p>
          </draw:text-box>
        </draw:frame>
        <draw:custom-shape draw:style-name="gr3" draw:text-style-name="P2" xml:id="id16" draw:id="id16" draw:layer="layout" svg:width="3.2cm" svg:height="1.2cm" svg:x="1.3cm" svg:y="2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3.2cm" svg:height="1.2cm" svg:x="9cm" svg:y="2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0.9cm" svg:x2="9cm" svg:y2="20.9cm" draw:start-shape="id16" draw:start-glue-point="1" draw:end-shape="id17" draw:end-glue-point="3" svg:d="M4500 20900h4500" svg:viewBox="0 0 4501 1">
          <text:p/>
        </draw:connector>
        <draw:connector draw:style-name="gr11" draw:text-style-name="P3" draw:layer="layout" draw:type="curve" svg:x1="4.5cm" svg:y1="20.9cm" svg:x2="9cm" svg:y2="22.6cm" draw:start-shape="id16" draw:start-glue-point="1" draw:end-shape="id18" draw:end-glue-point="3" svg:d="M4500 20900c3355 0 1106 1700 4500 1700" svg:viewBox="0 0 4501 1701">
          <text:p/>
        </draw:connector>
        <draw:custom-shape draw:style-name="gr12" draw:text-style-name="P2" xml:id="id18" draw:id="id18" draw:layer="layout" svg:width="3.2cm" svg:height="1.2cm" svg:x="9cm" svg:y="2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3.2cm" svg:height="1.2cm" svg:x="1.3cm" svg:y="2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5cm" svg:y1="22.6cm" svg:x2="9cm" svg:y2="22.6cm" draw:start-shape="id19" draw:end-shape="id18" draw:end-glue-point="3" svg:d="M4500 22600h4500" svg:viewBox="0 0 4501 1">
          <text:p/>
        </draw:connector>
        <draw:connector draw:style-name="gr14" draw:text-style-name="P3" draw:layer="layout" draw:type="curve" svg:x1="4.5cm" svg:y1="22.6cm" svg:x2="9cm" svg:y2="20.9cm" draw:start-shape="id19" draw:end-shape="id17" draw:end-glue-point="3" svg:d="M4500 22600c3394 0 1145-1700 4500-1700" svg:viewBox="0 0 4501 1701">
          <text:p/>
        </draw:connector>
        <draw:frame draw:style-name="gr15" draw:text-style-name="P4" draw:layer="layout" svg:width="2.263cm" svg:height="0.962cm" svg:x="5.637cm" svg:y="1.3cm">
          <draw:text-box>
            <text:p>Action</text:p>
          </draw:text-box>
        </draw:frame>
      </draw:page>
      <draw:page draw:name="page2" draw:style-name="dp1" draw:master-page-name="Standard">
        <draw:frame draw:style-name="gr16" draw:text-style-name="P4" draw:layer="layout" svg:width="3.707cm" svg:height="0.962cm" svg:x="-6.21cm" svg:y="1.5cm">
          <draw:text-box>
            <text:p>Type-Event</text:p>
          </draw:text-box>
        </draw:frame>
        <draw:custom-shape draw:style-name="gr3" draw:text-style-name="P2" xml:id="id20" draw:id="id20" draw:layer="layout" svg:width="3.2cm" svg:height="1.2cm" svg:x="2.1cm" svg:y="2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3.2cm" svg:height="1.2cm" svg:x="9.8cm" svg:y="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2.6cm" svg:x2="9.8cm" svg:y2="2.6cm" draw:start-shape="id20" draw:start-glue-point="1" draw:end-shape="id21" draw:end-glue-point="3" svg:d="M5300 2600h4500" svg:viewBox="0 0 4501 1">
          <text:p/>
        </draw:connector>
        <draw:connector draw:style-name="gr2" draw:text-style-name="P3" draw:layer="layout" draw:type="curve" svg:x1="5.3cm" svg:y1="2.6cm" svg:x2="9.8cm" svg:y2="4.3cm" draw:start-shape="id20" draw:start-glue-point="1" draw:end-shape="id22" draw:end-glue-point="3" svg:d="M5300 2600c3375 0 1125 1700 4500 1700" svg:viewBox="0 0 4501 1701">
          <text:p/>
        </draw:connector>
        <draw:custom-shape draw:style-name="gr3" draw:text-style-name="P2" xml:id="id22" draw:id="id22" draw:layer="layout" svg:width="3.2cm" svg:height="1.2cm" svg:x="9.8cm" svg:y="3.7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284cm" svg:height="0.962cm" svg:x="6.4cm" svg:y="1.4cm">
          <draw:text-box>
            <text:p>Event</text:p>
          </draw:text-box>
        </draw:frame>
        <draw:frame draw:style-name="gr18" draw:text-style-name="P4" draw:layer="layout" svg:width="3.846cm" svg:height="0.962cm" svg:x="-6.107cm" svg:y="5.838cm">
          <draw:text-box>
            <text:p>Type-Action</text:p>
          </draw:text-box>
        </draw:frame>
        <draw:custom-shape draw:style-name="gr3" draw:text-style-name="P2" xml:id="id23" draw:id="id23" draw:layer="layout" svg:width="3.2cm" svg:height="1.2cm" svg:x="2.1cm" svg:y="6.2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3.2cm" svg:height="1.2cm" svg:x="9.8cm" svg:y="6.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6.8cm" svg:x2="9.8cm" svg:y2="6.8cm" draw:start-shape="id23" draw:start-glue-point="1" draw:end-shape="id24" draw:end-glue-point="3" svg:d="M5300 6800h4500" svg:viewBox="0 0 4501 1">
          <text:p/>
        </draw:connector>
        <draw:connector draw:style-name="gr2" draw:text-style-name="P3" draw:layer="layout" draw:type="curve" svg:x1="5.3cm" svg:y1="6.8cm" svg:x2="9.8cm" svg:y2="8.5cm" draw:start-shape="id23" draw:start-glue-point="1" draw:end-shape="id25" draw:end-glue-point="3" svg:d="M5300 6800c3375 0 1125 1700 4500 1700" svg:viewBox="0 0 4501 1701">
          <text:p/>
        </draw:connector>
        <draw:custom-shape draw:style-name="gr3" draw:text-style-name="P2" xml:id="id25" draw:id="id25" draw:layer="layout" svg:width="3.2cm" svg:height="1.2cm" svg:x="9.8cm" svg:y="7.9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263cm" svg:height="0.962cm" svg:x="6.3cm" svg:y="5.6cm">
          <draw:text-box>
            <text:p>Action</text:p>
          </draw:text-box>
        </draw:frame>
        <draw:custom-shape draw:style-name="gr3" draw:text-style-name="P2" xml:id="id26" draw:id="id26" draw:layer="layout" svg:width="3.2cm" svg:height="1.2cm" svg:x="2.1cm" svg:y="7.9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8.5cm" svg:x2="9.8cm" svg:y2="8.5cm" draw:start-shape="id26" draw:start-glue-point="1" draw:end-shape="id25" svg:d="M5300 8500h4500" svg:viewBox="0 0 4501 1">
          <text:p/>
        </draw:connector>
        <draw:connector draw:style-name="gr2" draw:text-style-name="P3" draw:layer="layout" draw:type="curve" svg:x1="5.3cm" svg:y1="8.5cm" svg:x2="9.8cm" svg:y2="6.8cm" draw:start-shape="id26" draw:start-glue-point="1" draw:end-shape="id24" draw:end-glue-point="3" svg:d="M5300 8500c3375 0 1125-1700 4500-1700" svg:viewBox="0 0 4501 1701">
          <text:p/>
        </draw:connector>
        <draw:frame draw:style-name="gr19" draw:text-style-name="P4" draw:layer="layout" svg:width="5.006cm" svg:height="0.962cm" svg:x="-6.146cm" svg:y="10.438cm">
          <draw:text-box>
            <text:p>Type-Command</text:p>
          </draw:text-box>
        </draw:frame>
        <draw:custom-shape draw:style-name="gr3" draw:text-style-name="P2" xml:id="id27" draw:id="id27" draw:layer="layout" svg:width="3.2cm" svg:height="1.2cm" svg:x="2cm" svg:y="1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2cm" svg:height="1.2cm" svg:x="9.7cm" svg:y="10.3cm">
          <draw:glue-point draw:id="4" svg:x="-5cm" svg:y="2.5cm"/>
          <text:p text:style-name="P1">Target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5.2cm" svg:y1="10.9cm" svg:x2="9.7cm" svg:y2="10.9cm" draw:start-shape="id27" draw:start-glue-point="1" draw:end-shape="id28" draw:end-glue-point="3" svg:d="M5200 10900h4500" svg:viewBox="0 0 4501 1">
          <text:p/>
        </draw:connector>
        <draw:custom-shape draw:style-name="gr3" draw:text-style-name="P2" xml:id="id30" draw:id="id30" draw:layer="layout" svg:width="3.2cm" svg:height="1.2cm" svg:x="9.7cm" svg:y="12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423cm" svg:height="0.962cm" svg:x="5.9cm" svg:y="9.7cm">
          <draw:text-box>
            <text:p>Command</text:p>
          </draw:text-box>
        </draw:frame>
        <draw:custom-shape draw:style-name="gr3" draw:text-style-name="P2" xml:id="id29" draw:id="id29" draw:layer="layout" svg:width="3.2cm" svg:height="1.2cm" svg:x="2cm" svg:y="1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2cm" svg:y1="12.6cm" svg:x2="9.7cm" svg:y2="12.6cm" draw:start-shape="id29" draw:start-glue-point="1" draw:end-shape="id30" svg:d="M5200 12600h4500" svg:viewBox="0 0 4501 1">
          <text:p/>
        </draw:connector>
        <draw:connector draw:style-name="gr2" draw:text-style-name="P3" draw:layer="layout" draw:type="curve" svg:x1="5.2cm" svg:y1="12.6cm" svg:x2="9.7cm" svg:y2="11.2cm" draw:start-shape="id29" draw:start-glue-point="1" draw:end-shape="id28" draw:end-glue-point="4" svg:d="M5200 12600c3375 0 1125-1400 4500-1400" svg:viewBox="0 0 4501 1401">
          <text:p/>
        </draw:connector>
        <draw:frame draw:style-name="gr16" draw:text-style-name="P4" draw:layer="layout" svg:width="4.799cm" svg:height="0.962cm" svg:x="-6.11cm" svg:y="14.4cm">
          <draw:text-box>
            <text:p>Example-Event</text:p>
          </draw:text-box>
        </draw:frame>
        <draw:custom-shape draw:style-name="gr3" draw:text-style-name="P2" xml:id="id31" draw:id="id31" draw:layer="layout" svg:width="3.2cm" svg:height="1.2cm" svg:x="2.2cm" svg:y="14.9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3.2cm" svg:height="1.2cm" svg:x="9.9cm" svg:y="14.9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4cm" svg:y1="15.5cm" svg:x2="9.9cm" svg:y2="15.5cm" draw:start-shape="id31" draw:start-glue-point="1" draw:end-shape="id32" draw:end-glue-point="3" svg:d="M5400 15500h4500" svg:viewBox="0 0 4501 1">
          <text:p/>
        </draw:connector>
        <draw:connector draw:style-name="gr2" draw:text-style-name="P3" draw:layer="layout" draw:type="curve" svg:x1="5.4cm" svg:y1="15.5cm" svg:x2="9.9cm" svg:y2="17.2cm" draw:start-shape="id31" draw:start-glue-point="1" draw:end-shape="id33" draw:end-glue-point="3" svg:d="M5400 15500c3375 0 1125 1700 4500 1700" svg:viewBox="0 0 4501 1701">
          <text:p/>
        </draw:connector>
        <draw:custom-shape draw:style-name="gr21" draw:text-style-name="P2" xml:id="id33" draw:id="id33" draw:layer="layout" svg:width="5.2cm" svg:height="1.2cm" svg:x="9.9cm" svg:y="16.6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3.669cm" svg:height="0.962cm" svg:x="5.831cm" svg:y="14.3cm">
          <draw:text-box>
            <text:p>LoginEvent</text:p>
          </draw:text-box>
        </draw:frame>
        <draw:custom-shape draw:style-name="gr22" draw:text-style-name="P2" xml:id="id34" draw:id="id34" draw:layer="layout" svg:width="4.2cm" svg:height="1.2cm" svg:x="14.2cm" svg:y="14.9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1cm" svg:y1="15.5cm" svg:x2="14.2cm" svg:y2="15.5cm" draw:start-shape="id32" draw:start-glue-point="1" draw:end-shape="id34" svg:d="M13100 15500h1100" svg:viewBox="0 0 1101 1">
          <text:p/>
        </draw:connector>
        <draw:frame draw:style-name="gr16" draw:text-style-name="P4" draw:layer="layout" svg:width="4.939cm" svg:height="0.962cm" svg:x="-6cm" svg:y="18.4cm">
          <draw:text-box>
            <text:p>Example-Action</text:p>
          </draw:text-box>
        </draw:frame>
        <draw:custom-shape draw:style-name="gr3" draw:text-style-name="P2" xml:id="id35" draw:id="id35" draw:layer="layout" svg:width="3.2cm" svg:height="1.2cm" svg:x="2.31cm" svg:y="18.9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36" draw:id="id36" draw:layer="layout" svg:width="3.2cm" svg:height="1.2cm" svg:x="10cm" svg:y="18.9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1cm" svg:y1="19.5cm" svg:x2="10cm" svg:y2="19.5cm" draw:start-shape="id35" draw:start-glue-point="1" draw:end-shape="id36" draw:end-glue-point="3" svg:d="M5510 19500h4490" svg:viewBox="0 0 4491 1">
          <text:p/>
        </draw:connector>
        <draw:connector draw:style-name="gr2" draw:text-style-name="P3" draw:layer="layout" draw:type="curve" svg:x1="5.51cm" svg:y1="19.5cm" svg:x2="10cm" svg:y2="21.2cm" draw:start-shape="id35" draw:start-glue-point="1" draw:end-shape="id37" draw:end-glue-point="3" svg:d="M5510 19500c3367 0 1123 1700 4490 1700" svg:viewBox="0 0 4491 1701">
          <text:p/>
        </draw:connector>
        <draw:custom-shape draw:style-name="gr21" draw:text-style-name="P2" xml:id="id37" draw:id="id37" draw:layer="layout" svg:width="5.2cm" svg:height="1.2cm" svg:x="10cm" svg:y="20.6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3.808cm" svg:height="0.962cm" svg:x="5.941cm" svg:y="18.3cm">
          <draw:text-box>
            <text:p>LoginAction</text:p>
          </draw:text-box>
        </draw:frame>
        <draw:custom-shape draw:style-name="gr22" draw:text-style-name="P2" xml:id="id38" draw:id="id38" draw:layer="layout" svg:width="4.2cm" svg:height="1.2cm" svg:x="14.31cm" svg:y="18.9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2cm" svg:y1="19.5cm" svg:x2="14.31cm" svg:y2="19.5cm" draw:start-shape="id36" draw:start-glue-point="1" draw:end-shape="id38" svg:d="M13200 19500h1110" svg:viewBox="0 0 1111 1">
          <text:p/>
        </draw:connector>
        <draw:custom-shape draw:style-name="gr3" draw:text-style-name="P2" xml:id="id39" draw:id="id39" draw:layer="layout" svg:width="3.2cm" svg:height="1.2cm" svg:x="2.3cm" svg:y="20.6cm">
          <text:p text:style-name="P1">ActionBa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cm" svg:y1="21.2cm" svg:x2="10cm" svg:y2="19.5cm" draw:start-shape="id39" draw:start-glue-point="1" draw:end-shape="id36" draw:end-glue-point="3" svg:d="M5500 21200c3375 0 1125-1700 4500-1700" svg:viewBox="0 0 4501 1701">
          <text:p/>
        </draw:connector>
        <draw:connector draw:style-name="gr2" draw:text-style-name="P3" draw:layer="layout" draw:type="curve" svg:x1="5.5cm" svg:y1="21.2cm" svg:x2="10cm" svg:y2="21.2cm" draw:start-shape="id39" draw:start-glue-point="1" draw:end-shape="id37" draw:end-glue-point="3" svg:d="M5500 21200h4500" svg:viewBox="0 0 4501 1">
          <text:p/>
        </draw:connector>
        <draw:frame draw:style-name="gr16" draw:text-style-name="P4" draw:layer="layout" svg:width="6.098cm" svg:height="0.962cm" svg:x="-6cm" svg:y="23.2cm">
          <draw:text-box>
            <text:p>Example-Command</text:p>
          </draw:text-box>
        </draw:frame>
        <draw:custom-shape draw:style-name="gr3" draw:text-style-name="P2" xml:id="id40" draw:id="id40" draw:layer="layout" svg:width="3.2cm" svg:height="1.2cm" svg:x="2.31cm" svg:y="23.7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3.2cm" svg:height="1.2cm" svg:x="10cm" svg:y="23.7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1cm" svg:y1="24.3cm" svg:x2="10cm" svg:y2="24.3cm" draw:start-shape="id40" draw:start-glue-point="1" draw:end-shape="id41" draw:end-glue-point="3" svg:d="M5510 24300h4490" svg:viewBox="0 0 4491 1">
          <text:p/>
        </draw:connector>
        <draw:connector draw:style-name="gr2" draw:text-style-name="P3" draw:layer="layout" draw:type="curve" svg:x1="5.51cm" svg:y1="24.3cm" svg:x2="10cm" svg:y2="26cm" draw:start-shape="id40" draw:start-glue-point="1" draw:end-shape="id42" draw:end-glue-point="3" svg:d="M5510 24300c3367 0 1123 1700 4490 1700" svg:viewBox="0 0 4491 1701">
          <text:p/>
        </draw:connector>
        <draw:custom-shape draw:style-name="gr23" draw:text-style-name="P2" xml:id="id42" draw:id="id42" draw:layer="layout" svg:width="6.5cm" svg:height="1.2cm" svg:x="10cm" svg:y="25.4cm">
          <text:p text:style-name="P1">API: Load user data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968cm" svg:height="0.962cm" svg:x="5.3cm" svg:y="22.7cm">
          <draw:text-box>
            <text:p>LoginCommand</text:p>
          </draw:text-box>
        </draw:frame>
        <draw:custom-shape draw:style-name="gr22" draw:text-style-name="P2" xml:id="id43" draw:id="id43" draw:layer="layout" svg:width="4.2cm" svg:height="1.2cm" svg:x="14.31cm" svg:y="23.7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2cm" svg:y1="24.3cm" svg:x2="14.31cm" svg:y2="24.3cm" draw:start-shape="id41" draw:start-glue-point="1" draw:end-shape="id43" svg:d="M13200 24300h1110" svg:viewBox="0 0 1111 1">
          <text:p/>
        </draw:connector>
        <draw:custom-shape draw:style-name="gr3" draw:text-style-name="P2" xml:id="id44" draw:id="id44" draw:layer="layout" svg:width="3.2cm" svg:height="1.2cm" svg:x="2.3cm" svg:y="25.4cm">
          <text:p text:style-name="P1">AdminBa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cm" svg:y1="26cm" svg:x2="10cm" svg:y2="24.3cm" draw:start-shape="id44" draw:start-glue-point="1" draw:end-shape="id41" draw:end-glue-point="3" svg:d="M5500 26000c3375 0 1125-1700 4500-1700" svg:viewBox="0 0 4501 1701">
          <text:p/>
        </draw:connector>
        <draw:connector draw:style-name="gr2" draw:text-style-name="P3" draw:layer="layout" draw:type="curve" svg:x1="5.5cm" svg:y1="26cm" svg:x2="10cm" svg:y2="27.7cm" draw:start-shape="id44" draw:start-glue-point="1" draw:end-shape="id45" draw:end-glue-point="3" svg:d="M5500 26000c3375 0 1125 1700 4500 1700" svg:viewBox="0 0 4501 1701">
          <text:p/>
        </draw:connector>
        <draw:custom-shape draw:style-name="gr23" draw:text-style-name="P2" xml:id="id45" draw:id="id45" draw:layer="layout" svg:width="6.5cm" svg:height="1.2cm" svg:x="10cm" svg:y="27.1cm">
          <text:p text:style-name="P1">API: Load admin 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57:01.892000000</meta:creation-date>
    <dc:date>2019-07-08T13:31:53.230000000</dc:date>
    <meta:editing-duration>PT45M26S</meta:editing-duration>
    <meta:editing-cycles>5</meta:editing-cycles>
    <meta:generator>LibreOffice/6.0.2.1$Windows_x86 LibreOffice_project/f7f06a8f319e4b62f9bc5095aa112a65d2f3ac89</meta:generator>
    <meta:document-statistic meta:object-count="101"/>
  </office:meta>
</office:document-meta>
</file>